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6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7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11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12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3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4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5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6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7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8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9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4"><text:span text:style-name="T7">5</text:span>-<text:span text:style-name="T3">Clicar no botão enter.</text:span></text:p>
      <text:p text:style-name="P4"/>
      <text:p text:style-name="P5"><text:span text:style-name="T8">TESTE: </text:span>Fazer log in no sistema</text:p>
      <text:p text:style-name="P5"/>
      <text:p text:style-name="P5">Objetivo: Fazer log in no sistema</text:p>
      <text:p text:style-name="P5">Resultado esperado: iniciar uma sessão no sistema com sucesso</text:p>
      <text:p text:style-name="P6">Requisitos: Ter um cadastro no sistema <text:span text:style-name="T6">(Teste: Fazer login no sistema).</text:span></text:p>
      <text:p text:style-name="P5"/>
      <text:p text:style-name="P5"><text:span text:style-name="T7">1</text:span>-<text:span text:style-name="T3">Acessar o sistema</text:span></text:p>
      <text:p text:style-name="P5"><text:span text:style-name="T7">2</text:span>-<text:span text:style-name="T3">Selecionar opção de fazer log in</text:span></text:p>
      <text:p text:style-name="P11"><text:span text:style-name="T7">3</text:span>-Inserir <text:span text:style-name="T6">o valor “01806557100” no campo CPF</text:span></text:p>
      <text:p text:style-name="P11"><text:span text:style-name="T7">4</text:span>-<text:span text:style-name="T6">Inserir o valor <text:s/>“AbcDe1” no campo senha</text:span></text:p>
      <text:p text:style-name="P5"><text:span text:style-name="T9">5</text:span>-<text:span text:style-name="T4">Clicar no botão enter</text:span></text:p>
      <text:p text:style-name="P5"/>
      <text:p text:style-name="P7"><text:span text:style-name="T8">TESTE: </text:span>Fazer pesquisa por evento</text:p>
      <text:p text:style-name="P7"/>
      <text:p text:style-name="P7">Objetivo: Fazer uma pesquisa por algum evento, utilizando data de início e término do período, nome da cidade ou sigla do estado.</text:p>
      <text:p text:style-name="P7">Resultado esperado: inserir os dados para fazer a pesquisa, confirmar <text:span text:style-name="T5">os campos e visualizar o resultado contendo os eventos de acordo com os parametros.</text:span></text:p>
      <text:p text:style-name="P7"/>
      <text:p text:style-name="P7"><text:span text:style-name="T7">1</text:span>-<text:span text:style-name="T5">Acessar o sistema</text:span></text:p>
      <text:p text:style-name="P7"><text:span text:style-name="T7">2</text:span>-<text:span text:style-name="T5">Selecionar opção de pesquisa de evento</text:span></text:p>
      <text:p text:style-name="P15">3-Inserir o valor “RS” no estado</text:p>
      <text:p text:style-name="P15">4-Inserir o valor “Brasília” no campo cidade</text:p>
      <text:p text:style-name="P7"><text:span text:style-name="T7">5</text:span>-<text:span text:style-name="T5">Clicar no botão enter</text:span></text:p>
      <text:p text:style-name="P7"><text:span text:style-name="T7">6</text:span>-<text:span text:style-name="T5">Visualizar o resultado</text:span></text:p>
      <text:p text:style-name="P7"/>
      <text:p text:style-name="P7"><text:soft-page-break/></text:p>
      <text:p text:style-name="P9">TESTE: <text:span text:style-name="T10">Fazer cadastro de evento</text:span></text:p>
      <text:p text:style-name="P9"/>
      <text:p text:style-name="P12">Objetivo: Fazer cadastro de um evento no sistema.</text:p>
      <text:p text:style-name="P12">Resultado esperado: inserir os dados para fazer o cadastro, apertar enter e receber uma mensagem de confirmação.</text:p>
      <text:p text:style-name="P12"/>
      <text:p text:style-name="P12">1-Acessar o sistema</text:p>
      <text:p text:style-name="P12">2-Selecionar opção para fazer cadastro de evento</text:p>
      <text:p text:style-name="P12">3-Inserir o valor “12” no campo faixa</text:p>
      <text:p text:style-name="P12">4-<text:span text:style-name="T11">Inserir o valor “0” no campo classe</text:span></text:p>
      <text:p text:style-name="P13">5-Inserir o valor “RS” no campo estado</text:p>
      <text:p text:style-name="P13">6-Inserir o valor “Brasília” no campo cidade</text:p>
      <text:p text:style-name="P13">7-Inserir o valor “Teste” no campo nome</text:p>
      <text:p text:style-name="P13">8-Inserir o valor “111” no campo código</text:p>
      <text:p text:style-name="P13">9-Clicar <text:span text:style-name="T12">no botão </text:span>enter</text:p>
      <text:p text:style-name="P13"/>
      <text:p text:style-name="P16">TESTE: <text:span text:style-name="T14">Requisitar ticket</text:span></text:p>
      <text:p text:style-name="P16"/>
      <text:p text:style-name="P17">Objetivo: Requisitar tickets para o sistema</text:p>
      <text:p text:style-name="P17">Resultado esperado: inserir os dados necessários e receber a confirmação do sistema.</text:p>
      <text:p text:style-name="P18">Requisitos: ter feito teste “<text:span text:style-name="T15">Fazer cadastro de usuário no sistema” </text:span>e “<text:span text:style-name="T2">Fazer log in no sistema</text:span>”</text:p>
      <text:p text:style-name="P14"/>
      <text:p text:style-name="P17">1-Acessar o sistema</text:p>
      <text:p text:style-name="P17">2-Selecionar opção de pegar ticket </text:p>
      <text:p text:style-name="P17">3-Inserir o valor “111” no campo de código</text:p>
      <text:p text:style-name="P17">4-Inserir o valor “2” no campo de quantidade</text:p>
      <text:p text:style-name="P17">5-Clicar no botão enter</text:p>
      <text:p text:style-name="P17"/>
      <text:p text:style-name="P19">TESTE: </text:p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9T16:14:52.081843323</dc:date>
    <meta:editing-duration>PT1H26M15S</meta:editing-duration>
    <meta:editing-cycles>14</meta:editing-cycles>
    <meta:generator>LibreOffice/6.2.4.2$Linux_X86_64 LibreOffice_project/20$Build-2</meta:generator>
    <meta:document-statistic meta:table-count="0" meta:image-count="0" meta:object-count="0" meta:page-count="2" meta:paragraph-count="55" meta:word-count="392" meta:character-count="2427" meta:non-whitespace-character-count="2086"/>
  </office:meta>
</office:document-meta>
</file>